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999999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0" style:family="table-cell" style:parent-style-name="_48177__48516__50984_" style:data-style-name="N13">
      <style:table-cell-properties style:vertical-align="automatic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1.62983333333333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4605cm"/>
    </style:style>
    <style:style style:name="co8" style:family="table-column">
      <style:table-column-properties fo:break-before="auto" style:column-width="1.10066666666667cm"/>
    </style:style>
    <style:style style:name="co9" style:family="table-column">
      <style:table-column-properties fo:break-before="auto" style:column-width="1.41816666666667cm"/>
    </style:style>
    <style:style style:name="co10" style:family="table-column">
      <style:table-column-properties fo:break-before="auto" style:column-width="1.50283333333333cm"/>
    </style:style>
    <style:style style:name="co11" style:family="table-column">
      <style:table-column-properties fo:break-before="auto" style:column-width="1.03716666666667cm"/>
    </style:style>
    <style:style style:name="co12" style:family="table-column">
      <style:table-column-properties fo:break-before="auto" style:column-width="2.413cm" style:use-optimal-column-width="true"/>
    </style:style>
    <style:style style:name="co13" style:family="table-column">
      <style:table-column-properties fo:break-before="auto" style:column-width="1.94733333333333cm" style:use-optimal-column-width="true"/>
    </style:style>
    <style:style style:name="co14" style:family="table-column">
      <style:table-column-properties fo:break-before="auto" style:column-width="2.51883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24366666666667cm" style:use-optimal-column-width="true"/>
    </style:style>
    <style:style style:name="co18" style:family="table-column">
      <style:table-column-properties fo:break-before="auto" style:column-width="2.96333333333333cm" style:use-optimal-column-width="true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3.386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DBMS</text:p>
          </table:table-cell>
          <table:table-cell office:value-type="string" table:style-name="ce2">
            <text:p>count</text:p>
          </table:table-cell>
          <table:table-cell office:value-type="string" table:style-name="ce22">
            <text:p>주간</text:p>
          </table:table-cell>
          <table:table-cell office:value-type="string" table:style-name="ce22">
            <text:p>월간</text:p>
          </table:table-cell>
          <table:table-cell office:value-type="string" table:style-name="ce22">
            <text:p>연간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10" table:style-name="ce5">
            <text:p>1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28" table:style-name="ce5">
            <text:p>2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32" table:style-name="ce5">
            <text:p>3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97" table:style-name="ce5">
            <text:p>9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84" table:style-name="ce5">
            <text:p>8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5" table:style-name="ce5">
            <text:p>6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9" table:style-name="ce5">
            <text:p>1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36" table:style-name="ce5">
            <text:p>3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67" table:style-name="ce5">
            <text:p>6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83" table:style-name="ce5">
            <text:p>8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0" table:style-name="ce5">
            <text:p>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16" table:style-name="ce5">
            <text:p>1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0" table:style-name="ce5">
            <text:p>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" table:style-name="ce5">
            <text:p>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20" table:style-name="ce5">
            <text:p>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8" table:style-name="ce5">
            <text:p>1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0" table:style-name="ce5">
            <text:p>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1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6" table:style-name="ce5">
            <text:p>10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28" table:style-name="ce5">
            <text:p>2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29" table:style-name="ce5">
            <text:p>2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89" table:style-name="ce5">
            <text:p>8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5" table:style-name="ce5">
            <text:p>7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1" table:style-name="ce5">
            <text:p>6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36" table:style-name="ce5">
            <text:p>3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61" table:style-name="ce5">
            <text:p>6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64" table:style-name="ce5">
            <text:p>6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0" table:style-name="ce5">
            <text:p>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8" table:style-name="ce5">
            <text:p>1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9" table:style-name="ce5">
            <text:p>1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8" table:style-name="ce5">
            <text:p>10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28" table:style-name="ce5">
            <text:p>2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29" table:style-name="ce5">
            <text:p>2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89" table:style-name="ce5">
            <text:p>8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9" table:style-name="ce5">
            <text:p>7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2" table:style-name="ce5">
            <text:p>6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36" table:style-name="ce5">
            <text:p>3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61" table:style-name="ce5">
            <text:p>6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75" table:style-name="ce5">
            <text:p>7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0" table:style-name="ce5">
            <text:p>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8" table:style-name="ce5">
            <text:p>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" table:style-name="ce5">
            <text:p>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21" table:style-name="ce5">
            <text:p>2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3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20" table:style-name="ce5">
            <text:p>1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28" table:style-name="ce5">
            <text:p>2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94" table:style-name="ce5">
            <text:p>9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6" table:style-name="ce5">
            <text:p>7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2" table:style-name="ce5">
            <text:p>6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36" table:style-name="ce5">
            <text:p>3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61" table:style-name="ce5">
            <text:p>6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75" table:style-name="ce5">
            <text:p>7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11" table:style-name="ce5">
            <text:p>1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9" table:style-name="ce5">
            <text:p>1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2" table:style-name="ce5">
            <text:p>2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8" table:style-name="ce5">
            <text:p>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6" table:style-name="ce5">
            <text:p>2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" table:style-name="ce5">
            <text:p>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21" table:style-name="ce5">
            <text:p>2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4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20" table:style-name="ce5">
            <text:p>12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30" table:style-name="ce5">
            <text:p>3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96" table:style-name="ce5">
            <text:p>9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6" table:style-name="ce5">
            <text:p>7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53" table:style-name="ce5">
            <text:p>5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33" table:style-name="ce5">
            <text:p>3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70" table:style-name="ce5">
            <text:p>7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66" table:style-name="ce5">
            <text:p>6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7" table:style-name="ce5">
            <text:p>3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9" table:style-name="ce5">
            <text:p>1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2" table:style-name="ce5">
            <text:p>2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7" table:style-name="ce5">
            <text:p>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8" table:style-name="ce5">
            <text:p>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6" table:style-name="ce5">
            <text:p>2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" table:style-name="ce5">
            <text:p>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21" table:style-name="ce5">
            <text:p>2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22" table:style-name="ce5">
            <text:p>12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26" table:style-name="ce5">
            <text:p>2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08" table:style-name="ce5">
            <text:p>10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9" table:style-name="ce5">
            <text:p>7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2" table:style-name="ce5">
            <text:p>6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17" table:style-name="ce5">
            <text:p>1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36" table:style-name="ce5">
            <text:p>3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73" table:style-name="ce5">
            <text:p>7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72" table:style-name="ce5">
            <text:p>7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9" table:style-name="ce5">
            <text:p>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15" table:style-name="ce5">
            <text:p>1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7" table:style-name="ce5">
            <text:p>3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9" table:style-name="ce5">
            <text:p>19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2" table:style-name="ce5">
            <text:p>2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3" table:style-name="ce5">
            <text:p>1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12" table:style-name="ce5">
            <text:p>12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7" table:style-name="ce5">
            <text:p>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8" table:style-name="ce5">
            <text:p>1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21" table:style-name="ce5">
            <text:p>2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10" table:style-name="ce5">
            <text:p>1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14" table:style-name="ce5">
            <text:p>1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8" table:style-name="ce5">
            <text:p>8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5" table:style-name="ce5">
            <text:p>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3" table:style-name="ce5">
            <text:p>3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6" table:style-name="ce5">
            <text:p>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1" table:style-name="ce5">
            <text:p>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PostgreSQL</text:p>
          </table:table-cell>
          <table:table-cell office:value-type="float" office:value="24" table:style-name="ce5">
            <text:p>2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Redis</text:p>
          </table:table-cell>
          <table:table-cell office:value-type="float" office:value="26" table:style-name="ce5">
            <text:p>26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">
            <text:p>Mongo</text:p>
          </table:table-cell>
          <table:table-cell office:value-type="float" office:value="7" table:style-name="ce5">
            <text:p>7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PostgreSQL</text:p>
          </table:table-cell>
          <table:table-cell office:value-type="float" office:value="21" table:style-name="ce5">
            <text:p>21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Redis</text:p>
          </table:table-cell>
          <table:table-cell office:value-type="float" office:value="25" table:style-name="ce5">
            <text:p>25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STG</text:p>
          </table:table-cell>
          <table:table-cell office:value-type="string" table:style-name="ce4">
            <text:p>Mongo</text:p>
          </table:table-cell>
          <table:table-cell office:value-type="float" office:value="4" table:style-name="ce5">
            <text:p>4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PostgreSQL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Tiber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aria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Redis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22년</text:p>
          </table:table-cell>
          <table:table-cell office:value-type="string" table:style-name="ce2">
            <text:p>6월</text:p>
          </table:table-cell>
          <table:table-cell office:value-type="string" table:style-name="ce2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DEV</text:p>
          </table:table-cell>
          <table:table-cell office:value-type="string" table:style-name="ce4">
            <text:p>Mongo</text:p>
          </table:table-cell>
          <table:table-cell office:value-type="float" office:value="0" table:style-name="ce5">
            <text:p>0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3">
            <text:p>O</text:p>
          </table:table-cell>
          <table:table-cell table:number-columns-repeated="16374"/>
        </table:table-row>
        <table:table-row table:number-rows-repeated="1047945" table:style-name="ro2">
          <table:table-cell table:number-columns-repeated="16384"/>
        </table:table-row>
      </table:table>
      <table:table table:name="요약표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7" table:default-cell-style-name="ce1"/>
        <table:table-column table:style-name="co13" table:default-cell-style-name="ce1"/>
        <table:table-column table:style-name="co10" table:default-cell-style-name="ce1"/>
        <table:table-column table:style-name="co1" table:number-columns-repeated="16364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월</text:p>
          </table:table-cell>
          <table:table-cell office:value-type="string" table:style-name="ce6">
            <text:p>6월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number-columns-repeated="11" table:style-name="ce8"/>
          <table:table-cell table:style-name="ce9"/>
          <table:table-cell table:number-columns-repeated="16370"/>
        </table:table-row>
        <table:table-row table:style-name="ro1">
          <table:table-cell table:style-name="ce10"/>
          <table:table-cell office:value-type="string" table:style-name="ce7">
            <text:p>PRD</text:p>
          </table:table-cell>
          <table:table-cell table:number-columns-repeated="4" table:style-name="ce8"/>
          <table:table-cell office:value-type="string" table:style-name="ce7">
            <text:p>소계</text:p>
          </table:table-cell>
          <table:table-cell office:value-type="string" table:style-name="ce7">
            <text:p>STG</text:p>
          </table:table-cell>
          <table:table-cell table:number-columns-repeated="4" table:style-name="ce8"/>
          <table:table-cell office:value-type="string" table:style-name="ce7">
            <text:p>소계</text:p>
          </table:table-cell>
          <table:table-cell office:value-type="string" table:style-name="ce11">
            <text:p>총합계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0"/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0"/>
          <table:table-cell table:style-name="ce13"/>
          <table:table-cell table:number-columns-repeated="16370"/>
        </table:table-row>
        <table:table-row table:style-name="ro1">
          <table:table-cell office:value-type="string" table:style-name="ce14">
            <text:p>CN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43" table:style-name="ce7">
            <text:p>4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58" table:style-name="ce11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EU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9" table:style-name="ce16">
            <text:p>19</text:p>
          </table:table-cell>
          <table:table-cell office:value-type="float" office:value="22" table:style-name="ce16">
            <text:p>22</text:p>
          </table:table-cell>
          <table:table-cell office:value-type="float" office:value="3" table:style-name="ce16">
            <text:p>3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34" table:style-name="ce10">
            <text:p>34</text:p>
          </table:table-cell>
          <table:table-cell office:value-type="float" office:value="82" table:style-name="ce13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KR</text:p>
          </table:table-cell>
          <table:table-cell office:value-type="float" office:value="28" table:style-name="ce10">
            <text:p>28</text:p>
          </table:table-cell>
          <table:table-cell office:value-type="float" office:value="82" table:style-name="ce16">
            <text:p>82</text:p>
          </table:table-cell>
          <table:table-cell office:value-type="float" office:value="126" table:style-name="ce16">
            <text:p>126</text:p>
          </table:table-cell>
          <table:table-cell office:value-type="float" office:value="145" table:style-name="ce16">
            <text:p>145</text:p>
          </table:table-cell>
          <table:table-cell office:value-type="float" office:value="26" table:style-name="ce16">
            <text:p>26</text:p>
          </table:table-cell>
          <table:table-cell office:value-type="float" office:value="407" table:style-name="ce10">
            <text:p>407</text:p>
          </table:table-cell>
          <table:table-cell office:value-type="float" office:value="36" table:style-name="ce10">
            <text:p>36</text:p>
          </table:table-cell>
          <table:table-cell office:value-type="float" office:value="78" table:style-name="ce16">
            <text:p>78</text:p>
          </table:table-cell>
          <table:table-cell office:value-type="float" office:value="63" table:style-name="ce16">
            <text:p>63</text:p>
          </table:table-cell>
          <table:table-cell office:value-type="float" office:value="97" table:style-name="ce16">
            <text:p>97</text:p>
          </table:table-cell>
          <table:table-cell office:value-type="float" office:value="17" table:style-name="ce16">
            <text:p>17</text:p>
          </table:table-cell>
          <table:table-cell office:value-type="float" office:value="291" table:style-name="ce10">
            <text:p>291</text:p>
          </table:table-cell>
          <table:table-cell office:value-type="float" office:value="698" table:style-name="ce13">
            <text:p>698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A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8" table:style-name="ce16">
            <text:p>18</text:p>
          </table:table-cell>
          <table:table-cell office:value-type="float" office:value="41" table:style-name="ce10">
            <text:p>4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float" office:value="36" table:style-name="ce10">
            <text:p>36</text:p>
          </table:table-cell>
          <table:table-cell office:value-type="float" office:value="77" table:style-name="ce13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RU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5" table:style-name="ce13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SG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107" table:style-name="ce13">
            <text:p>107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28" table:style-name="ce18">
            <text:p>28</text:p>
          </table:table-cell>
          <table:table-cell office:value-type="float" office:value="105" table:style-name="ce19">
            <text:p>105</text:p>
          </table:table-cell>
          <table:table-cell office:value-type="float" office:value="190" table:style-name="ce19">
            <text:p>190</text:p>
          </table:table-cell>
          <table:table-cell office:value-type="float" office:value="220" table:style-name="ce19">
            <text:p>220</text:p>
          </table:table-cell>
          <table:table-cell office:value-type="float" office:value="61" table:style-name="ce19">
            <text:p>61</text:p>
          </table:table-cell>
          <table:table-cell office:value-type="float" office:value="604" table:style-name="ce18">
            <text:p>604</text:p>
          </table:table-cell>
          <table:table-cell office:value-type="float" office:value="36" table:style-name="ce18">
            <text:p>36</text:p>
          </table:table-cell>
          <table:table-cell office:value-type="float" office:value="90" table:style-name="ce19">
            <text:p>90</text:p>
          </table:table-cell>
          <table:table-cell office:value-type="float" office:value="119" table:style-name="ce19">
            <text:p>119</text:p>
          </table:table-cell>
          <table:table-cell office:value-type="float" office:value="138" table:style-name="ce19">
            <text:p>138</text:p>
          </table:table-cell>
          <table:table-cell office:value-type="float" office:value="50" table:style-name="ce19">
            <text:p>50</text:p>
          </table:table-cell>
          <table:table-cell office:value-type="float" office:value="433" table:style-name="ce18">
            <text:p>433</text:p>
          </table:table-cell>
          <table:table-cell office:value-type="float" office:value="1037" table:style-name="ce6">
            <text:p>1037</text:p>
          </table:table-cell>
          <table:table-cell table:number-columns-repeated="1637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`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비중" table:style-name="ta2">
        <table:table-column table:style-name="co3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6">
            <text:p>월</text:p>
          </table:table-cell>
          <table:table-cell office:value-type="string" table:style-name="ce6">
            <text:p>6월</text:p>
          </table:table-cell>
          <table:table-cell table:number-columns-repeated="2"/>
          <table:table-cell table:style-name="ce1">
            <draw:frame draw:z-index="1" draw:id="id0" draw:style-name="a0" draw:name="차트 1" svg:x="0.02083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6">
            <text:p>테넌트</text:p>
          </table:table-cell>
          <table:table-cell office:value-type="string" table:style-name="ce6">
            <text:p>PR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KR</text:p>
          </table:table-cell>
          <table:table-cell office:value-type="float" office:value="407" table:style-name="ce11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G</text:p>
          </table:table-cell>
          <table:table-cell office:value-type="float" office:value="57" table:style-name="ce13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EU</text:p>
          </table:table-cell>
          <table:table-cell office:value-type="float" office:value="48" table:style-name="ce13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CN</text:p>
          </table:table-cell>
          <table:table-cell office:value-type="float" office:value="43" table:style-name="ce13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NA</text:p>
          </table:table-cell>
          <table:table-cell office:value-type="float" office:value="41" table:style-name="ce13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U</text:p>
          </table:table-cell>
          <table:table-cell office:value-type="float" office:value="8" table:style-name="ce13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604" table:style-name="ce6">
            <text:p>604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6">
            <text:p>월</text:p>
          </table:table-cell>
          <table:table-cell office:value-type="string" table:style-name="ce6">
            <text:p>6월</text:p>
          </table:table-cell>
          <table:table-cell table:number-columns-repeated="2"/>
          <table:table-cell table:style-name="ce1">
            <draw:frame draw:z-index="2" draw:id="id1" draw:style-name="a1" draw:name="차트 2" svg:x="0.03125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K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407" table:style-name="ce11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291" table:style-name="ce13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698" table:style-name="ce6">
            <text:p>698</text:p>
          </table:table-cell>
          <table:table-cell table:number-columns-repeated="16382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office:value-type="string" table:style-name="ce6">
            <text:p>리전</text:p>
          </table:table-cell>
          <table:table-cell office:value-type="string" table:style-name="ce6">
            <text:p>(모두)</text:p>
          </table:table-cell>
          <table:table-cell table:number-columns-repeated="2"/>
          <table:table-cell table:style-name="ce1">
            <draw:frame draw:z-index="3" draw:id="id2" draw:style-name="a2" draw:name="차트 3" svg:x="0.03125in" svg:y="0.057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6">
            <text:p>월</text:p>
          </table:table-cell>
          <table:table-cell office:value-type="string" table:style-name="ce6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테넌트</text:p>
          </table:table-cell>
          <table:table-cell office:value-type="string" table:style-name="ce6">
            <text:p>PR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Redis</text:p>
          </table:table-cell>
          <table:table-cell office:value-type="float" office:value="220" table:style-name="ce11">
            <text:p>220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PostgreSQL</text:p>
          </table:table-cell>
          <table:table-cell office:value-type="float" office:value="190" table:style-name="ce13">
            <text:p>190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Mongo</text:p>
          </table:table-cell>
          <table:table-cell office:value-type="float" office:value="105" table:style-name="ce13">
            <text:p>105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Tibero</text:p>
          </table:table-cell>
          <table:table-cell office:value-type="float" office:value="61" table:style-name="ce13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Maria</text:p>
          </table:table-cell>
          <table:table-cell office:value-type="float" office:value="28" table:style-name="ce13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604" table:style-name="ce6">
            <text:p>604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6">
            <text:p>월</text:p>
          </table:table-cell>
          <table:table-cell office:value-type="string" table:style-name="ce6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리전</text:p>
          </table:table-cell>
          <table:table-cell office:value-type="string" table:style-name="ce6">
            <text:p>K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테넌트</text:p>
          </table:table-cell>
          <table:table-cell office:value-type="string" table:style-name="ce6">
            <text:p>PRD</text:p>
          </table:table-cell>
          <table:table-cell table:number-columns-repeated="2"/>
          <table:table-cell table:style-name="ce1">
            <draw:frame draw:z-index="4" draw:id="id3" draw:style-name="a3" draw:name="차트 4" svg:x="0.02083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Redis</text:p>
          </table:table-cell>
          <table:table-cell office:value-type="float" office:value="145" table:style-name="ce11">
            <text:p>145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PostgreSQL</text:p>
          </table:table-cell>
          <table:table-cell office:value-type="float" office:value="126" table:style-name="ce13">
            <text:p>126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Mongo</text:p>
          </table:table-cell>
          <table:table-cell office:value-type="float" office:value="82" table:style-name="ce13">
            <text:p>82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Maria</text:p>
          </table:table-cell>
          <table:table-cell office:value-type="float" office:value="28" table:style-name="ce13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Tibero</text:p>
          </table:table-cell>
          <table:table-cell office:value-type="float" office:value="26" table:style-name="ce13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07" table:style-name="ce6">
            <text:p>407</text:p>
          </table:table-cell>
          <table:table-cell table:number-columns-repeated="16382"/>
        </table:table-row>
        <table:table-row table:number-rows-repeated="1048522" table:style-name="ro2">
          <table:table-cell table:number-columns-repeated="16384"/>
        </table:table-row>
      </table:table>
      <table:table table:name="추세" table:style-name="ta2"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(모두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테넌트</text:p>
          </table:table-cell>
          <table:table-cell office:value-type="string" table:style-name="ce6">
            <text:p>(다중 항목)</text:p>
          </table:table-cell>
          <table:table-cell table:number-columns-repeated="3"/>
          <table:table-cell table:style-name="ce1">
            <draw:frame draw:z-index="1" draw:id="id4" draw:style-name="a4" draw:name="차트 1" svg:x="0.49479in" svg:y="0.08854in" svg:width="4.61979in" svg:height="3.3281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885" table:style-name="ce11">
            <text:p>88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843" table:style-name="ce13">
            <text:p>84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894" table:style-name="ce13">
            <text:p>894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926" table:style-name="ce13">
            <text:p>92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5월</text:p>
          </table:table-cell>
          <table:table-cell office:value-type="float" office:value="996" table:style-name="ce13">
            <text:p>99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6월</text:p>
          </table:table-cell>
          <table:table-cell office:value-type="float" office:value="1037" table:style-name="ce13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5581" table:style-name="ce6">
            <text:p>558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2" draw:id="id5" draw:style-name="a5" draw:name="차트 2" svg:x="0.46354in" svg:y="0.06771in" svg:width="4.66667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 table:number-columns-repeated="16380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1월</text:p>
          </table:table-cell>
          <table:table-cell office:value-type="float" office:value="504" table:style-name="ce7">
            <text:p>504</text:p>
          </table:table-cell>
          <table:table-cell office:value-type="float" office:value="381" table:style-name="ce12">
            <text:p>381</text:p>
          </table:table-cell>
          <table:table-cell office:value-type="float" office:value="885" table:style-name="ce11">
            <text:p>88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월</text:p>
          </table:table-cell>
          <table:table-cell office:value-type="float" office:value="484" table:style-name="ce10">
            <text:p>484</text:p>
          </table:table-cell>
          <table:table-cell office:value-type="float" office:value="359" table:style-name="ce16">
            <text:p>359</text:p>
          </table:table-cell>
          <table:table-cell office:value-type="float" office:value="843" table:style-name="ce13">
            <text:p>84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월</text:p>
          </table:table-cell>
          <table:table-cell office:value-type="float" office:value="509" table:style-name="ce10">
            <text:p>509</text:p>
          </table:table-cell>
          <table:table-cell office:value-type="float" office:value="385" table:style-name="ce16">
            <text:p>385</text:p>
          </table:table-cell>
          <table:table-cell office:value-type="float" office:value="894" table:style-name="ce13">
            <text:p>894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월</text:p>
          </table:table-cell>
          <table:table-cell office:value-type="float" office:value="537" table:style-name="ce10">
            <text:p>537</text:p>
          </table:table-cell>
          <table:table-cell office:value-type="float" office:value="389" table:style-name="ce16">
            <text:p>389</text:p>
          </table:table-cell>
          <table:table-cell office:value-type="float" office:value="926" table:style-name="ce13">
            <text:p>926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5월</text:p>
          </table:table-cell>
          <table:table-cell office:value-type="float" office:value="592" table:style-name="ce10">
            <text:p>592</text:p>
          </table:table-cell>
          <table:table-cell office:value-type="float" office:value="404" table:style-name="ce16">
            <text:p>404</text:p>
          </table:table-cell>
          <table:table-cell office:value-type="float" office:value="996" table:style-name="ce13">
            <text:p>996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6월</text:p>
          </table:table-cell>
          <table:table-cell office:value-type="float" office:value="604" table:style-name="ce10">
            <text:p>604</text:p>
          </table:table-cell>
          <table:table-cell office:value-type="float" office:value="433" table:style-name="ce16">
            <text:p>433</text:p>
          </table:table-cell>
          <table:table-cell office:value-type="float" office:value="1037" table:style-name="ce13">
            <text:p>1037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3230" table:style-name="ce18">
            <text:p>3230</text:p>
          </table:table-cell>
          <table:table-cell office:value-type="float" office:value="2351" table:style-name="ce19">
            <text:p>2351</text:p>
          </table:table-cell>
          <table:table-cell office:value-type="float" office:value="5581" table:style-name="ce6">
            <text:p>5581</text:p>
          </table:table-cell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3" draw:id="id6" draw:style-name="a6" draw:name="차트 3" svg:x="0.47396in" svg:y="0.05729in" svg:width="4.66667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리전</text:p>
          </table:table-cell>
          <table:table-cell office:value-type="string" table:style-name="ce6">
            <text:p>K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1월</text:p>
          </table:table-cell>
          <table:table-cell office:value-type="float" office:value="698" table:style-name="ce11">
            <text:p>698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2월</text:p>
          </table:table-cell>
          <table:table-cell office:value-type="float" office:value="636" table:style-name="ce13">
            <text:p>636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3월</text:p>
          </table:table-cell>
          <table:table-cell office:value-type="float" office:value="657" table:style-name="ce13">
            <text:p>657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4월</text:p>
          </table:table-cell>
          <table:table-cell office:value-type="float" office:value="669" table:style-name="ce13">
            <text:p>669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5월</text:p>
          </table:table-cell>
          <table:table-cell office:value-type="float" office:value="737" table:style-name="ce13">
            <text:p>737</text:p>
          </table:table-cell>
          <table:table-cell table:number-columns-repeated="16382"/>
        </table:table-row>
        <table:table-row table:style-name="ro2">
          <table:table-cell office:value-type="string" table:style-name="ce15">
            <text:p>6월</text:p>
          </table:table-cell>
          <table:table-cell office:value-type="float" office:value="774" table:style-name="ce13">
            <text:p>774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171" table:style-name="ce6">
            <text:p>4171</text:p>
          </table:table-cell>
          <table:table-cell table:number-columns-repeated="16382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1">
            <draw:frame draw:z-index="4" draw:id="id7" draw:style-name="a7" draw:name="차트 4" svg:x="0.44271in" svg:y="0.098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리전</text:p>
          </table:table-cell>
          <table:table-cell office:value-type="string" table:style-name="ce6">
            <text:p>KR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number-columns-repeated="4" table:style-name="ce8"/>
          <table:table-cell table:style-name="ce9"/>
          <table:table-cell table:number-columns-repeated="16377"/>
        </table:table-row>
        <table:table-row table:style-name="ro2">
          <table:table-cell office:value-type="string" table:style-name="ce7">
            <text:p>행 레이블</text:p>
          </table:table-cell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office:value-type="string" table:style-name="ce11">
            <text:p>총합계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1월</text:p>
          </table:table-cell>
          <table:table-cell office:value-type="float" office:value="85" table:style-name="ce7">
            <text:p>85</text:p>
          </table:table-cell>
          <table:table-cell office:value-type="float" office:value="181" table:style-name="ce12">
            <text:p>181</text:p>
          </table:table-cell>
          <table:table-cell office:value-type="float" office:value="195" table:style-name="ce12">
            <text:p>195</text:p>
          </table:table-cell>
          <table:table-cell office:value-type="float" office:value="180" table:style-name="ce12">
            <text:p>180</text:p>
          </table:table-cell>
          <table:table-cell office:value-type="float" office:value="57" table:style-name="ce12">
            <text:p>57</text:p>
          </table:table-cell>
          <table:table-cell office:value-type="float" office:value="698" table:style-name="ce11">
            <text:p>698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2월</text:p>
          </table:table-cell>
          <table:table-cell office:value-type="float" office:value="80" table:style-name="ce10">
            <text:p>80</text:p>
          </table:table-cell>
          <table:table-cell office:value-type="float" office:value="151" table:style-name="ce16">
            <text:p>151</text:p>
          </table:table-cell>
          <table:table-cell office:value-type="float" office:value="191" table:style-name="ce16">
            <text:p>191</text:p>
          </table:table-cell>
          <table:table-cell office:value-type="float" office:value="160" table:style-name="ce16">
            <text:p>160</text:p>
          </table:table-cell>
          <table:table-cell office:value-type="float" office:value="54" table:style-name="ce16">
            <text:p>54</text:p>
          </table:table-cell>
          <table:table-cell office:value-type="float" office:value="636" table:style-name="ce13">
            <text:p>636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3월</text:p>
          </table:table-cell>
          <table:table-cell office:value-type="float" office:value="80" table:style-name="ce10">
            <text:p>80</text:p>
          </table:table-cell>
          <table:table-cell office:value-type="float" office:value="169" table:style-name="ce16">
            <text:p>169</text:p>
          </table:table-cell>
          <table:table-cell office:value-type="float" office:value="194" table:style-name="ce16">
            <text:p>194</text:p>
          </table:table-cell>
          <table:table-cell office:value-type="float" office:value="160" table:style-name="ce16">
            <text:p>160</text:p>
          </table:table-cell>
          <table:table-cell office:value-type="float" office:value="54" table:style-name="ce16">
            <text:p>54</text:p>
          </table:table-cell>
          <table:table-cell office:value-type="float" office:value="657" table:style-name="ce13">
            <text:p>657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4월</text:p>
          </table:table-cell>
          <table:table-cell office:value-type="float" office:value="76" table:style-name="ce10">
            <text:p>76</text:p>
          </table:table-cell>
          <table:table-cell office:value-type="float" office:value="166" table:style-name="ce16">
            <text:p>166</text:p>
          </table:table-cell>
          <table:table-cell office:value-type="float" office:value="207" table:style-name="ce16">
            <text:p>207</text:p>
          </table:table-cell>
          <table:table-cell office:value-type="float" office:value="166" table:style-name="ce16">
            <text:p>166</text:p>
          </table:table-cell>
          <table:table-cell office:value-type="float" office:value="54" table:style-name="ce16">
            <text:p>54</text:p>
          </table:table-cell>
          <table:table-cell office:value-type="float" office:value="669" table:style-name="ce13">
            <text:p>669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5월</text:p>
          </table:table-cell>
          <table:table-cell office:value-type="float" office:value="76" table:style-name="ce10">
            <text:p>76</text:p>
          </table:table-cell>
          <table:table-cell office:value-type="float" office:value="163" table:style-name="ce16">
            <text:p>163</text:p>
          </table:table-cell>
          <table:table-cell office:value-type="float" office:value="203" table:style-name="ce16">
            <text:p>203</text:p>
          </table:table-cell>
          <table:table-cell office:value-type="float" office:value="239" table:style-name="ce16">
            <text:p>239</text:p>
          </table:table-cell>
          <table:table-cell office:value-type="float" office:value="56" table:style-name="ce16">
            <text:p>56</text:p>
          </table:table-cell>
          <table:table-cell office:value-type="float" office:value="737" table:style-name="ce13">
            <text:p>737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6월</text:p>
          </table:table-cell>
          <table:table-cell office:value-type="float" office:value="79" table:style-name="ce10">
            <text:p>79</text:p>
          </table:table-cell>
          <table:table-cell office:value-type="float" office:value="175" table:style-name="ce16">
            <text:p>175</text:p>
          </table:table-cell>
          <table:table-cell office:value-type="float" office:value="214" table:style-name="ce16">
            <text:p>214</text:p>
          </table:table-cell>
          <table:table-cell office:value-type="float" office:value="254" table:style-name="ce16">
            <text:p>254</text:p>
          </table:table-cell>
          <table:table-cell office:value-type="float" office:value="52" table:style-name="ce16">
            <text:p>52</text:p>
          </table:table-cell>
          <table:table-cell office:value-type="float" office:value="774" table:style-name="ce13">
            <text:p>774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76" table:style-name="ce18">
            <text:p>476</text:p>
          </table:table-cell>
          <table:table-cell office:value-type="float" office:value="1005" table:style-name="ce19">
            <text:p>1005</text:p>
          </table:table-cell>
          <table:table-cell office:value-type="float" office:value="1204" table:style-name="ce19">
            <text:p>1204</text:p>
          </table:table-cell>
          <table:table-cell office:value-type="float" office:value="1159" table:style-name="ce19">
            <text:p>1159</text:p>
          </table:table-cell>
          <table:table-cell office:value-type="float" office:value="327" table:style-name="ce19">
            <text:p>327</text:p>
          </table:table-cell>
          <table:table-cell office:value-type="float" office:value="4171" table:style-name="ce6">
            <text:p>4171</text:p>
          </table:table-cell>
          <table:table-cell table:number-columns-repeated="16377"/>
        </table:table-row>
        <table:table-row table:number-rows-repeated="1048510" table:style-name="ro2">
          <table:table-cell table:number-columns-repeated="16384"/>
        </table:table-row>
      </table:table>
      <table:table table:name="요약_DBMS" table:style-name="ta1">
        <table:table-column table:style-name="co3" table:default-cell-style-name="ce1"/>
        <table:table-column table:style-name="co14" table:default-cell-style-name="ce1"/>
        <table:table-column table:style-name="co1" table:number-columns-repeated="14" table:default-cell-style-name="ce1"/>
        <table:table-column table:style-name="co16" table:number-columns-repeated="14" table:default-cell-style-name="ce1"/>
        <table:table-column table:style-name="co1" table:number-columns-repeated="16354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(모두)</text:p>
          </table:table-cell>
          <table:table-cell table:number-columns-repeated="2"/>
          <table:table-cell table:style-name="ce1">
            <draw:frame draw:z-index="3" draw:id="id10" draw:style-name="a10" draw:name="차트 5" svg:x="0.59896in" svg:y="0.18229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table:style-name="ce14"/>
          <table:table-cell office:value-type="float" office:value="1037" table:style-name="ce11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edis</text:p>
          </table:table-cell>
          <table:table-cell office:value-type="float" office:value="358" table:style-name="ce13">
            <text:p>35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PostgreSQL</text:p>
          </table:table-cell>
          <table:table-cell office:value-type="float" office:value="309" table:style-name="ce13">
            <text:p>309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Mongo</text:p>
          </table:table-cell>
          <table:table-cell office:value-type="float" office:value="195" table:style-name="ce13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ibero</text:p>
          </table:table-cell>
          <table:table-cell office:value-type="float" office:value="111" table:style-name="ce13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Maria</text:p>
          </table:table-cell>
          <table:table-cell office:value-type="float" office:value="64" table:style-name="ce6">
            <text:p>64</text:p>
          </table:table-cell>
          <table:table-cell table:number-columns-repeated="16382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 table:number-columns-repeated="16380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/>
          <table:table-cell table:style-name="ce1">
            <draw:frame draw:z-index="1" draw:id="id8" draw:style-name="a8" draw:name="차트 2" svg:x="0in" svg:y="0in" svg:width="6.77165in" svg:height="2.952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4">
            <text:p>CN</text:p>
          </table:table-cell>
          <table:table-cell office:value-type="float" office:value="43" table:style-name="ce7">
            <text:p>43</text:p>
          </table:table-cell>
          <table:table-cell office:value-type="float" office:value="15" table:style-name="ce12">
            <text:p>15</text:p>
          </table:table-cell>
          <table:table-cell office:value-type="float" office:value="58" table:style-name="ce11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EU</text:p>
          </table:table-cell>
          <table:table-cell office:value-type="float" office:value="48" table:style-name="ce10">
            <text:p>48</text:p>
          </table:table-cell>
          <table:table-cell office:value-type="float" office:value="34" table:style-name="ce16">
            <text:p>34</text:p>
          </table:table-cell>
          <table:table-cell office:value-type="float" office:value="82" table:style-name="ce1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KR</text:p>
          </table:table-cell>
          <table:table-cell office:value-type="float" office:value="407" table:style-name="ce10">
            <text:p>407</text:p>
          </table:table-cell>
          <table:table-cell office:value-type="float" office:value="291" table:style-name="ce16">
            <text:p>291</text:p>
          </table:table-cell>
          <table:table-cell office:value-type="float" office:value="698" table:style-name="ce13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NA</text:p>
          </table:table-cell>
          <table:table-cell office:value-type="float" office:value="41" table:style-name="ce10">
            <text:p>41</text:p>
          </table:table-cell>
          <table:table-cell office:value-type="float" office:value="36" table:style-name="ce16">
            <text:p>36</text:p>
          </table:table-cell>
          <table:table-cell office:value-type="float" office:value="77" table:style-name="ce1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RU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15" table:style-name="ce1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G</text:p>
          </table:table-cell>
          <table:table-cell office:value-type="float" office:value="57" table:style-name="ce10">
            <text:p>57</text:p>
          </table:table-cell>
          <table:table-cell office:value-type="float" office:value="50" table:style-name="ce16">
            <text:p>50</text:p>
          </table:table-cell>
          <table:table-cell office:value-type="float" office:value="107" table:style-name="ce13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604" table:style-name="ce18">
            <text:p>604</text:p>
          </table:table-cell>
          <table:table-cell office:value-type="float" office:value="433" table:style-name="ce19">
            <text:p>433</text:p>
          </table:table-cell>
          <table:table-cell office:value-type="float" office:value="1037" table:style-name="ce6">
            <text:p>10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percentage" office:value="0.58244937319189971" table:formula="of:=[.B26]/[.$D$26]" table:style-name="ce20">
            <text:p>58%</text:p>
          </table:table-cell>
          <table:table-cell office:value-type="percentage" office:value="0.41755062680810029" table:formula="of:=[.C26]/[.$D$26]" table:style-name="ce20">
            <text:p>42%</text:p>
          </table:table-cell>
          <table:table-cell table:number-columns-repeated="16381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number-columns-repeated="11" table:style-name="ce8"/>
          <table:table-cell table:style-name="ce9"/>
          <table:table-cell table:number-columns-repeated="16370" table:style-name="ce1"/>
        </table:table-row>
        <table:table-row table:style-name="ro2">
          <table:table-cell table:style-name="ce10"/>
          <table:table-cell office:value-type="string" table:style-name="ce7">
            <text:p>PRD</text:p>
          </table:table-cell>
          <table:table-cell table:number-columns-repeated="4" table:style-name="ce8"/>
          <table:table-cell office:value-type="string" table:style-name="ce7">
            <text:p>PRD 요약</text:p>
          </table:table-cell>
          <table:table-cell office:value-type="string" table:style-name="ce7">
            <text:p>STG</text:p>
          </table:table-cell>
          <table:table-cell table:number-columns-repeated="4" table:style-name="ce8"/>
          <table:table-cell office:value-type="string" table:style-name="ce7">
            <text:p>STG 요약</text:p>
          </table:table-cell>
          <table:table-cell office:value-type="string" table:style-name="ce11">
            <text:p>총합계</text:p>
          </table:table-cell>
          <table:table-cell table:number-columns-repeated="2" table:style-name="ce1"/>
          <table:table-cell table:style-name="ce10"/>
          <table:table-cell office:value-type="string" table:style-name="ce7">
            <text:p>PRD</text:p>
          </table:table-cell>
          <table:table-cell table:number-columns-repeated="4" table:style-name="ce8"/>
          <table:table-cell office:value-type="string" table:style-name="ce7">
            <text:p>소계</text:p>
          </table:table-cell>
          <table:table-cell office:value-type="string" table:style-name="ce7">
            <text:p>STG</text:p>
          </table:table-cell>
          <table:table-cell table:number-columns-repeated="4" table:style-name="ce8"/>
          <table:table-cell office:value-type="string" table:style-name="ce7">
            <text:p>소계</text:p>
          </table:table-cell>
          <table:table-cell office:value-type="string" table:style-name="ce11">
            <text:p>총합계</text:p>
          </table:table-cell>
          <table:table-cell table:number-columns-repeated="16354"/>
        </table:table-row>
        <table:table-row table:style-name="ro2">
          <table:table-cell office:value-type="string" table:style-name="ce7">
            <text:p>행 레이블</text:p>
          </table:table-cell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0"/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0"/>
          <table:table-cell table:style-name="ce13"/>
          <table:table-cell table:number-columns-repeated="2" table:style-name="ce1"/>
          <table:table-cell office:value-type="string" table:style-name="ce7">
            <text:p>행 레이블</text:p>
          </table:table-cell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0"/>
          <table:table-cell office:value-type="string" table:style-name="ce7">
            <text:p>Maria</text:p>
          </table:table-cell>
          <table:table-cell office:value-type="string" table:style-name="ce12">
            <text:p>Mongo</text:p>
          </table:table-cell>
          <table:table-cell office:value-type="string" table:style-name="ce12">
            <text:p>PostgreSQL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Tibero</text:p>
          </table:table-cell>
          <table:table-cell table:style-name="ce10"/>
          <table:table-cell table:style-name="ce13"/>
          <table:table-cell table:number-columns-repeated="16354"/>
        </table:table-row>
        <table:table-row table:style-name="ro2">
          <table:table-cell office:value-type="string" table:style-name="ce14">
            <text:p>CN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43" table:style-name="ce7">
            <text:p>4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58" table:style-name="ce11">
            <text:p>58</text:p>
          </table:table-cell>
          <table:table-cell table:number-columns-repeated="2" table:style-name="ce1"/>
          <table:table-cell office:value-type="string" table:style-name="ce14">
            <text:p>CN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43" table:style-name="ce7">
            <text:p>4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58" table:style-name="ce11">
            <text:p>58</text:p>
          </table:table-cell>
          <table:table-cell table:number-columns-repeated="16354"/>
        </table:table-row>
        <table:table-row table:style-name="ro2">
          <table:table-cell office:value-type="string" table:style-name="ce15">
            <text:p>EU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9" table:style-name="ce16">
            <text:p>19</text:p>
          </table:table-cell>
          <table:table-cell office:value-type="float" office:value="22" table:style-name="ce16">
            <text:p>22</text:p>
          </table:table-cell>
          <table:table-cell office:value-type="float" office:value="3" table:style-name="ce16">
            <text:p>3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34" table:style-name="ce10">
            <text:p>34</text:p>
          </table:table-cell>
          <table:table-cell office:value-type="float" office:value="82" table:style-name="ce13">
            <text:p>82</text:p>
          </table:table-cell>
          <table:table-cell table:number-columns-repeated="2" table:style-name="ce1"/>
          <table:table-cell office:value-type="string" table:style-name="ce15">
            <text:p>EU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9" table:style-name="ce16">
            <text:p>19</text:p>
          </table:table-cell>
          <table:table-cell office:value-type="float" office:value="22" table:style-name="ce16">
            <text:p>22</text:p>
          </table:table-cell>
          <table:table-cell office:value-type="float" office:value="3" table:style-name="ce16">
            <text:p>3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34" table:style-name="ce10">
            <text:p>34</text:p>
          </table:table-cell>
          <table:table-cell office:value-type="float" office:value="82" table:style-name="ce13">
            <text:p>82</text:p>
          </table:table-cell>
          <table:table-cell table:number-columns-repeated="16354"/>
        </table:table-row>
        <table:table-row table:style-name="ro2">
          <table:table-cell office:value-type="string" table:style-name="ce15">
            <text:p>KR</text:p>
          </table:table-cell>
          <table:table-cell office:value-type="float" office:value="28" table:style-name="ce10">
            <text:p>28</text:p>
          </table:table-cell>
          <table:table-cell office:value-type="float" office:value="82" table:style-name="ce16">
            <text:p>82</text:p>
          </table:table-cell>
          <table:table-cell office:value-type="float" office:value="126" table:style-name="ce16">
            <text:p>126</text:p>
          </table:table-cell>
          <table:table-cell office:value-type="float" office:value="145" table:style-name="ce16">
            <text:p>145</text:p>
          </table:table-cell>
          <table:table-cell office:value-type="float" office:value="26" table:style-name="ce16">
            <text:p>26</text:p>
          </table:table-cell>
          <table:table-cell office:value-type="float" office:value="407" table:style-name="ce10">
            <text:p>407</text:p>
          </table:table-cell>
          <table:table-cell office:value-type="float" office:value="36" table:style-name="ce10">
            <text:p>36</text:p>
          </table:table-cell>
          <table:table-cell office:value-type="float" office:value="78" table:style-name="ce16">
            <text:p>78</text:p>
          </table:table-cell>
          <table:table-cell office:value-type="float" office:value="63" table:style-name="ce16">
            <text:p>63</text:p>
          </table:table-cell>
          <table:table-cell office:value-type="float" office:value="97" table:style-name="ce16">
            <text:p>97</text:p>
          </table:table-cell>
          <table:table-cell office:value-type="float" office:value="17" table:style-name="ce16">
            <text:p>17</text:p>
          </table:table-cell>
          <table:table-cell office:value-type="float" office:value="291" table:style-name="ce10">
            <text:p>291</text:p>
          </table:table-cell>
          <table:table-cell office:value-type="float" office:value="698" table:style-name="ce13">
            <text:p>698</text:p>
          </table:table-cell>
          <table:table-cell table:number-columns-repeated="2" table:style-name="ce1"/>
          <table:table-cell office:value-type="string" table:style-name="ce15">
            <text:p>KR</text:p>
          </table:table-cell>
          <table:table-cell office:value-type="float" office:value="28" table:style-name="ce10">
            <text:p>28</text:p>
          </table:table-cell>
          <table:table-cell office:value-type="float" office:value="82" table:style-name="ce16">
            <text:p>82</text:p>
          </table:table-cell>
          <table:table-cell office:value-type="float" office:value="126" table:style-name="ce16">
            <text:p>126</text:p>
          </table:table-cell>
          <table:table-cell office:value-type="float" office:value="145" table:style-name="ce16">
            <text:p>145</text:p>
          </table:table-cell>
          <table:table-cell office:value-type="float" office:value="26" table:style-name="ce16">
            <text:p>26</text:p>
          </table:table-cell>
          <table:table-cell office:value-type="float" office:value="407" table:style-name="ce10">
            <text:p>407</text:p>
          </table:table-cell>
          <table:table-cell office:value-type="float" office:value="36" table:style-name="ce10">
            <text:p>36</text:p>
          </table:table-cell>
          <table:table-cell office:value-type="float" office:value="78" table:style-name="ce16">
            <text:p>78</text:p>
          </table:table-cell>
          <table:table-cell office:value-type="float" office:value="63" table:style-name="ce16">
            <text:p>63</text:p>
          </table:table-cell>
          <table:table-cell office:value-type="float" office:value="97" table:style-name="ce16">
            <text:p>97</text:p>
          </table:table-cell>
          <table:table-cell office:value-type="float" office:value="17" table:style-name="ce16">
            <text:p>17</text:p>
          </table:table-cell>
          <table:table-cell office:value-type="float" office:value="291" table:style-name="ce10">
            <text:p>291</text:p>
          </table:table-cell>
          <table:table-cell office:value-type="float" office:value="698" table:style-name="ce13">
            <text:p>698</text:p>
          </table:table-cell>
          <table:table-cell table:number-columns-repeated="16354"/>
        </table:table-row>
        <table:table-row table:style-name="ro2">
          <table:table-cell office:value-type="string" table:style-name="ce15">
            <text:p>NA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8" table:style-name="ce16">
            <text:p>18</text:p>
          </table:table-cell>
          <table:table-cell office:value-type="float" office:value="41" table:style-name="ce10">
            <text:p>4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float" office:value="36" table:style-name="ce10">
            <text:p>36</text:p>
          </table:table-cell>
          <table:table-cell office:value-type="float" office:value="77" table:style-name="ce13">
            <text:p>77</text:p>
          </table:table-cell>
          <table:table-cell table:number-columns-repeated="2" table:style-name="ce1"/>
          <table:table-cell office:value-type="string" table:style-name="ce15">
            <text:p>NA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8" table:style-name="ce16">
            <text:p>18</text:p>
          </table:table-cell>
          <table:table-cell office:value-type="float" office:value="41" table:style-name="ce10">
            <text:p>4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float" office:value="36" table:style-name="ce10">
            <text:p>36</text:p>
          </table:table-cell>
          <table:table-cell office:value-type="float" office:value="77" table:style-name="ce13">
            <text:p>77</text:p>
          </table:table-cell>
          <table:table-cell table:number-columns-repeated="16354"/>
        </table:table-row>
        <table:table-row table:style-name="ro2">
          <table:table-cell office:value-type="string" table:style-name="ce15">
            <text:p>RU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5" table:style-name="ce13">
            <text:p>15</text:p>
          </table:table-cell>
          <table:table-cell table:number-columns-repeated="2" table:style-name="ce1"/>
          <table:table-cell office:value-type="string" table:style-name="ce15">
            <text:p>RU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0">
            <text:p>7</text:p>
          </table:table-cell>
          <table:table-cell office:value-type="float" office:value="15" table:style-name="ce13">
            <text:p>15</text:p>
          </table:table-cell>
          <table:table-cell table:number-columns-repeated="16354"/>
        </table:table-row>
        <table:table-row table:style-name="ro2">
          <table:table-cell office:value-type="string" table:style-name="ce15">
            <text:p>SG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107" table:style-name="ce13">
            <text:p>107</text:p>
          </table:table-cell>
          <table:table-cell table:number-columns-repeated="2" table:style-name="ce1"/>
          <table:table-cell office:value-type="string" table:style-name="ce15">
            <text:p>SG</text:p>
          </table:table-cell>
          <table:table-cell office:value-type="float" office:value="0" table:style-name="ce10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24" table:style-name="ce16">
            <text:p>24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57" table:style-name="ce10">
            <text:p>57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21" table:style-name="ce16">
            <text:p>2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50" table:style-name="ce10">
            <text:p>50</text:p>
          </table:table-cell>
          <table:table-cell office:value-type="float" office:value="107" table:style-name="ce13">
            <text:p>107</text:p>
          </table:table-cell>
          <table:table-cell table:number-columns-repeated="16354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28" table:style-name="ce18">
            <text:p>28</text:p>
          </table:table-cell>
          <table:table-cell office:value-type="float" office:value="105" table:style-name="ce19">
            <text:p>105</text:p>
          </table:table-cell>
          <table:table-cell office:value-type="float" office:value="190" table:style-name="ce19">
            <text:p>190</text:p>
          </table:table-cell>
          <table:table-cell office:value-type="float" office:value="220" table:style-name="ce19">
            <text:p>220</text:p>
          </table:table-cell>
          <table:table-cell office:value-type="float" office:value="61" table:style-name="ce19">
            <text:p>61</text:p>
          </table:table-cell>
          <table:table-cell office:value-type="float" office:value="604" table:style-name="ce18">
            <text:p>604</text:p>
          </table:table-cell>
          <table:table-cell office:value-type="float" office:value="36" table:style-name="ce18">
            <text:p>36</text:p>
          </table:table-cell>
          <table:table-cell office:value-type="float" office:value="90" table:style-name="ce19">
            <text:p>90</text:p>
          </table:table-cell>
          <table:table-cell office:value-type="float" office:value="119" table:style-name="ce19">
            <text:p>119</text:p>
          </table:table-cell>
          <table:table-cell office:value-type="float" office:value="138" table:style-name="ce19">
            <text:p>138</text:p>
          </table:table-cell>
          <table:table-cell office:value-type="float" office:value="50" table:style-name="ce19">
            <text:p>50</text:p>
          </table:table-cell>
          <table:table-cell office:value-type="float" office:value="433" table:style-name="ce18">
            <text:p>433</text:p>
          </table:table-cell>
          <table:table-cell office:value-type="float" office:value="1037" table:style-name="ce6">
            <text:p>1037</text:p>
          </table:table-cell>
          <table:table-cell table:number-columns-repeated="2" table:style-name="ce1"/>
          <table:table-cell office:value-type="string" table:style-name="ce17">
            <text:p>총합계</text:p>
          </table:table-cell>
          <table:table-cell office:value-type="float" office:value="28" table:style-name="ce18">
            <text:p>28</text:p>
          </table:table-cell>
          <table:table-cell office:value-type="float" office:value="105" table:style-name="ce19">
            <text:p>105</text:p>
          </table:table-cell>
          <table:table-cell office:value-type="float" office:value="190" table:style-name="ce19">
            <text:p>190</text:p>
          </table:table-cell>
          <table:table-cell office:value-type="float" office:value="220" table:style-name="ce19">
            <text:p>220</text:p>
          </table:table-cell>
          <table:table-cell office:value-type="float" office:value="61" table:style-name="ce19">
            <text:p>61</text:p>
          </table:table-cell>
          <table:table-cell office:value-type="float" office:value="604" table:style-name="ce18">
            <text:p>604</text:p>
          </table:table-cell>
          <table:table-cell office:value-type="float" office:value="36" table:style-name="ce18">
            <text:p>36</text:p>
          </table:table-cell>
          <table:table-cell office:value-type="float" office:value="90" table:style-name="ce19">
            <text:p>90</text:p>
          </table:table-cell>
          <table:table-cell office:value-type="float" office:value="119" table:style-name="ce19">
            <text:p>119</text:p>
          </table:table-cell>
          <table:table-cell office:value-type="float" office:value="138" table:style-name="ce19">
            <text:p>138</text:p>
          </table:table-cell>
          <table:table-cell office:value-type="float" office:value="50" table:style-name="ce19">
            <text:p>50</text:p>
          </table:table-cell>
          <table:table-cell office:value-type="float" office:value="433" table:style-name="ce18">
            <text:p>433</text:p>
          </table:table-cell>
          <table:table-cell office:value-type="float" office:value="1037" table:style-name="ce6">
            <text:p>1037</text:p>
          </table:table-cell>
          <table:table-cell table:number-columns-repeated="1635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2" draw:id="id9" draw:style-name="a9" draw:name="차트 4" svg:x="0in" svg:y="0in" svg:width="10.98425in" svg:height="6.7864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2">
          <table:table-cell table:number-columns-repeated="16384"/>
        </table:table-row>
      </table:table>
      <table:table table:name="요약_KR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KR</text:p>
          </table:table-cell>
          <table:table-cell table:number-columns-repeated="2"/>
          <table:table-cell table:style-name="ce1">
            <draw:frame draw:z-index="2" draw:id="id12" draw:style-name="a12" draw:name="차트 2" svg:x="0.47396in" svg:y="0in" svg:width="6.29921in" svg:height="3.5433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407" table:style-name="ce11">
            <text:p>40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291" table:style-name="ce13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698" table:style-name="ce6">
            <text:p>698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/>
          <table:table-cell table:style-name="ce1">
            <draw:frame draw:z-index="1" draw:id="id11" draw:style-name="a11" draw:name="차트 1" svg:x="0.01562in" svg:y="0.00521in" svg:width="6.29921in" svg:height="3.5433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KR</text:p>
          </table:table-cell>
          <table:table-cell office:value-type="float" office:value="407" table:style-name="ce7">
            <text:p>407</text:p>
          </table:table-cell>
          <table:table-cell office:value-type="float" office:value="291" table:style-name="ce12">
            <text:p>291</text:p>
          </table:table-cell>
          <table:table-cell office:value-type="float" office:value="698" table:style-name="ce11">
            <text:p>69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28" table:style-name="ce10">
            <text:p>28</text:p>
          </table:table-cell>
          <table:table-cell office:value-type="float" office:value="36" table:style-name="ce16">
            <text:p>36</text:p>
          </table:table-cell>
          <table:table-cell office:value-type="float" office:value="64" table:style-name="ce1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82" table:style-name="ce10">
            <text:p>82</text:p>
          </table:table-cell>
          <table:table-cell office:value-type="float" office:value="78" table:style-name="ce16">
            <text:p>78</text:p>
          </table:table-cell>
          <table:table-cell office:value-type="float" office:value="160" table:style-name="ce1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26" table:style-name="ce10">
            <text:p>126</text:p>
          </table:table-cell>
          <table:table-cell office:value-type="float" office:value="63" table:style-name="ce16">
            <text:p>63</text:p>
          </table:table-cell>
          <table:table-cell office:value-type="float" office:value="189" table:style-name="ce13">
            <text:p>18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5" table:style-name="ce10">
            <text:p>145</text:p>
          </table:table-cell>
          <table:table-cell office:value-type="float" office:value="97" table:style-name="ce16">
            <text:p>97</text:p>
          </table:table-cell>
          <table:table-cell office:value-type="float" office:value="242" table:style-name="ce13">
            <text:p>242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ibero</text:p>
          </table:table-cell>
          <table:table-cell office:value-type="float" office:value="26" table:style-name="ce10">
            <text:p>26</text:p>
          </table:table-cell>
          <table:table-cell office:value-type="float" office:value="17" table:style-name="ce16">
            <text:p>17</text:p>
          </table:table-cell>
          <table:table-cell office:value-type="float" office:value="43" table:style-name="ce13">
            <text:p>43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07" table:style-name="ce18">
            <text:p>407</text:p>
          </table:table-cell>
          <table:table-cell office:value-type="float" office:value="291" table:style-name="ce19">
            <text:p>291</text:p>
          </table:table-cell>
          <table:table-cell office:value-type="float" office:value="698" table:style-name="ce6">
            <text:p>698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NA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NA</text:p>
          </table:table-cell>
          <table:table-cell table:number-columns-repeated="2"/>
          <table:table-cell table:style-name="ce1">
            <draw:frame draw:z-index="2" draw:id="id14" draw:style-name="a14" draw:name="차트 2" svg:x="0.47396in" svg:y="0in" svg:width="6.29921in" svg:height="3.5433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41" table:style-name="ce1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36" table:style-name="ce13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77" table:style-name="ce6">
            <text:p>77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/>
          <table:table-cell table:style-name="ce1">
            <draw:frame draw:z-index="1" draw:id="id13" draw:style-name="a13" draw:name="차트 1" svg:x="0.01562in" svg:y="0.00521in" svg:width="6.29921in" svg:height="3.5433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NA</text:p>
          </table:table-cell>
          <table:table-cell office:value-type="float" office:value="41" table:style-name="ce7">
            <text:p>41</text:p>
          </table:table-cell>
          <table:table-cell office:value-type="float" office:value="36" table:style-name="ce12">
            <text:p>36</text:p>
          </table:table-cell>
          <table:table-cell office:value-type="float" office:value="77" table:style-name="ce11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7" table:style-name="ce10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17" table:style-name="ce1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0" table:style-name="ce10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14" table:style-name="ce13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ibero</text:p>
          </table:table-cell>
          <table:table-cell office:value-type="float" office:value="18" table:style-name="ce10">
            <text:p>18</text:p>
          </table:table-cell>
          <table:table-cell office:value-type="float" office:value="21" table:style-name="ce16">
            <text:p>21</text:p>
          </table:table-cell>
          <table:table-cell office:value-type="float" office:value="39" table:style-name="ce13">
            <text:p>39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1" table:style-name="ce18">
            <text:p>41</text:p>
          </table:table-cell>
          <table:table-cell office:value-type="float" office:value="36" table:style-name="ce19">
            <text:p>36</text:p>
          </table:table-cell>
          <table:table-cell office:value-type="float" office:value="77" table:style-name="ce6">
            <text:p>77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EU" table:style-name="ta2">
        <table:table-column table:style-name="co2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EU</text:p>
          </table:table-cell>
          <table:table-cell table:number-columns-repeated="2"/>
          <table:table-cell table:style-name="ce1">
            <draw:frame draw:z-index="2" draw:id="id16" draw:style-name="a16" draw:name="차트 2" svg:x="0.47396in" svg:y="0in" svg:width="6.29921in" svg:height="3.5433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48" table:style-name="ce1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34" table:style-name="ce13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82" table:style-name="ce6">
            <text:p>82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/>
          <table:table-cell table:style-name="ce1">
            <draw:frame draw:z-index="1" draw:id="id15" draw:style-name="a15" draw:name="차트 1" svg:x="0.01562in" svg:y="0.00521in" svg:width="6.29921in" svg:height="3.5433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EU</text:p>
          </table:table-cell>
          <table:table-cell office:value-type="float" office:value="48" table:style-name="ce7">
            <text:p>48</text:p>
          </table:table-cell>
          <table:table-cell office:value-type="float" office:value="34" table:style-name="ce12">
            <text:p>34</text:p>
          </table:table-cell>
          <table:table-cell office:value-type="float" office:value="82" table:style-name="ce11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9" table:style-name="ce10">
            <text:p>19</text:p>
          </table:table-cell>
          <table:table-cell office:value-type="float" office:value="13" table:style-name="ce16">
            <text:p>13</text:p>
          </table:table-cell>
          <table:table-cell office:value-type="float" office:value="32" table:style-name="ce1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2" table:style-name="ce10">
            <text:p>22</text:p>
          </table:table-cell>
          <table:table-cell office:value-type="float" office:value="12" table:style-name="ce16">
            <text:p>12</text:p>
          </table:table-cell>
          <table:table-cell office:value-type="float" office:value="34" table:style-name="ce13">
            <text:p>34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ibero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3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8" table:style-name="ce18">
            <text:p>48</text:p>
          </table:table-cell>
          <table:table-cell office:value-type="float" office:value="34" table:style-name="ce19">
            <text:p>34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CN" table:style-name="ta2">
        <table:table-column table:style-name="co20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CN</text:p>
          </table:table-cell>
          <table:table-cell table:number-columns-repeated="2"/>
          <table:table-cell table:style-name="ce1">
            <draw:frame draw:z-index="2" draw:id="id18" draw:style-name="a18" draw:name="차트 2" svg:x="0.47396in" svg:y="0in" svg:width="6.29921in" svg:height="3.54331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43" table:style-name="ce1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15" table:style-name="ce13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58" table:style-name="ce6">
            <text:p>58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/>
          <table:table-cell table:style-name="ce1">
            <draw:frame draw:z-index="1" draw:id="id17" draw:style-name="a17" draw:name="차트 1" svg:x="0.01562in" svg:y="0.00521in" svg:width="6.29921in" svg:height="3.5433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N</text:p>
          </table:table-cell>
          <table:table-cell office:value-type="float" office:value="43" table:style-name="ce7">
            <text:p>43</text:p>
          </table:table-cell>
          <table:table-cell office:value-type="float" office:value="15" table:style-name="ce12">
            <text:p>15</text:p>
          </table:table-cell>
          <table:table-cell office:value-type="float" office:value="58" table:style-name="ce11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10" table:style-name="ce10">
            <text:p>10</text:p>
          </table:table-cell>
          <table:table-cell office:value-type="float" office:value="6" table:style-name="ce16">
            <text:p>6</text:p>
          </table:table-cell>
          <table:table-cell office:value-type="float" office:value="16" table:style-name="ce1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3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ibero</text:p>
          </table:table-cell>
          <table:table-cell office:value-type="float" office:value="14" table:style-name="ce10">
            <text:p>14</text:p>
          </table:table-cell>
          <table:table-cell office:value-type="float" office:value="8" table:style-name="ce16">
            <text:p>8</text:p>
          </table:table-cell>
          <table:table-cell office:value-type="float" office:value="22" table:style-name="ce13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43" table:style-name="ce18">
            <text:p>43</text:p>
          </table:table-cell>
          <table:table-cell office:value-type="float" office:value="15" table:style-name="ce19">
            <text:p>15</text:p>
          </table:table-cell>
          <table:table-cell office:value-type="float" office:value="58" table:style-name="ce6">
            <text:p>58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RU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RU</text:p>
          </table:table-cell>
          <table:table-cell table:number-columns-repeated="2"/>
          <table:table-cell table:style-name="ce1">
            <draw:frame draw:z-index="2" draw:id="id20" draw:style-name="a20" draw:name="차트 2" svg:x="0.47396in" svg:y="0in" svg:width="6.29921in" svg:height="3.5433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8" table:style-name="ce1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7" table:style-name="ce1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15" table:style-name="ce6">
            <text:p>15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/>
          <table:table-cell table:style-name="ce1">
            <draw:frame draw:z-index="1" draw:id="id19" draw:style-name="a19" draw:name="차트 1" svg:x="0.01562in" svg:y="0.00521in" svg:width="6.29921in" svg:height="3.5433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RU</text:p>
          </table:table-cell>
          <table:table-cell office:value-type="float" office:value="8" table:style-name="ce7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1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10" table:style-name="ce1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ibero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15" table:style-name="ce6">
            <text:p>15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table table:name="요약_SG" table:style-name="ta2">
        <table:table-column table:style-name="co3" table:default-cell-style-name="ce1"/>
        <table:table-column table:style-name="co14" table:default-cell-style-name="ce1"/>
        <table:table-column table:style-name="co1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6">
            <text:p>리전</text:p>
          </table:table-cell>
          <table:table-cell office:value-type="string" table:style-name="ce6">
            <text:p>SG</text:p>
          </table:table-cell>
          <table:table-cell table:number-columns-repeated="2"/>
          <table:table-cell table:style-name="ce1">
            <draw:frame draw:z-index="2" draw:id="id22" draw:style-name="a22" draw:name="차트 2" svg:x="0.47396in" svg:y="0in" svg:width="6.29921in" svg:height="3.54331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11">
            <text:p>합계 : count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PRD</text:p>
          </table:table-cell>
          <table:table-cell office:value-type="float" office:value="57" table:style-name="ce1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STG</text:p>
          </table:table-cell>
          <table:table-cell office:value-type="float" office:value="50" table:style-name="ce13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총합계</text:p>
          </table:table-cell>
          <table:table-cell office:value-type="float" office:value="107" table:style-name="ce6">
            <text:p>107</text:p>
          </table:table-cell>
          <table:table-cell table:number-columns-repeated="16382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office:value-type="string" table:style-name="ce7">
            <text:p>합계 : count</text:p>
          </table:table-cell>
          <table:table-cell office:value-type="string" table:style-name="ce7">
            <text:p>열 레이블</text:p>
          </table:table-cell>
          <table:table-cell table:style-name="ce8"/>
          <table:table-cell table:style-name="ce9"/>
          <table:table-cell/>
          <table:table-cell table:style-name="ce1">
            <draw:frame draw:z-index="1" draw:id="id21" draw:style-name="a21" draw:name="차트 1" svg:x="0.01562in" svg:y="0.00521in" svg:width="6.29921in" svg:height="3.54331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7">
            <text:p>행 레이블</text:p>
          </table:table-cell>
          <table:table-cell office:value-type="string" table:style-name="ce7">
            <text:p>PRD</text:p>
          </table:table-cell>
          <table:table-cell office:value-type="string" table:style-name="ce12">
            <text:p>STG</text:p>
          </table:table-cell>
          <table:table-cell office:value-type="string" table:style-name="ce1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SG</text:p>
          </table:table-cell>
          <table:table-cell office:value-type="float" office:value="57" table:style-name="ce7">
            <text:p>57</text:p>
          </table:table-cell>
          <table:table-cell office:value-type="float" office:value="50" table:style-name="ce12">
            <text:p>50</text:p>
          </table:table-cell>
          <table:table-cell office:value-type="float" office:value="107" table:style-name="ce11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ari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ongo</text:p>
          </table:table-cell>
          <table:table-cell office:value-type="float" office:value="7" table:style-name="ce10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11" table:style-name="ce1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ostgreSQL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6">
            <text:p>21</text:p>
          </table:table-cell>
          <table:table-cell office:value-type="float" office:value="45" table:style-name="ce1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Redis</text:p>
          </table:table-cell>
          <table:table-cell office:value-type="float" office:value="26" table:style-name="ce10">
            <text:p>26</text:p>
          </table:table-cell>
          <table:table-cell office:value-type="float" office:value="25" table:style-name="ce16">
            <text:p>25</text:p>
          </table:table-cell>
          <table:table-cell office:value-type="float" office:value="51" table:style-name="ce13">
            <text:p>51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ibero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총합계</text:p>
          </table:table-cell>
          <table:table-cell office:value-type="float" office:value="57" table:style-name="ce18">
            <text:p>57</text:p>
          </table:table-cell>
          <table:table-cell office:value-type="float" office:value="50" table:style-name="ce19">
            <text:p>50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database-ranges>
        <table:database-range table:target-range-address="요약_DBMS.A9:요약_DBMS.B9">
          <table:sort>
            <table:sort-by table:field-number="1" table:order="descending"/>
          </table:sort>
        </table:database-range>
      </table:database-ranges>
      <table:data-pilot-tables>
        <table:data-pilot-table table:name="피벗 테이블2" table:target-range-address="요약표.A2:요약표.N13" table:show-filter-button="false" table:buttons="요약표.A2 요약표.A6 요약표.B4 요약표.C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비중.A1:비중.B11" table:show-filter-button="false" table:buttons="비중.A1 비중.A2 비중.A4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비중.A15:비중.B21" table:show-filter-button="false" table:buttons="비중.A15 비중.A16 비중.A1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비중.A31:비중.B41" table:show-filter-button="false" table:buttons="비중.A31 비중.A32 비중.A33 비중.A35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비중.A44:비중.B54" table:show-filter-button="false" table:buttons="비중.A44 비중.A45 비중.A46 비중.A48">
          <table:source-cell-range table:cell-range-address="6월집계.A1:6월집계.G631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unt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추세.A1:추세.B11" table:show-filter-button="false" table:buttons="추세.A1 추세.A2 추세.A4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4" table:target-range-address="추세.A19:추세.D29" table:show-filter-button="false" table:buttons="추세.A19 추세.A22 추세.B21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EV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6" table:target-range-address="추세.A37:추세.B46" table:show-filter-button="false" table:buttons="추세.A37 추세.A39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추세.A56:추세.G66" table:show-filter-button="false" table:buttons="추세.A56 추세.A59 추세.B58">
          <table:source-cell-range table:cell-range-address="6월집계.A1:6월집계.G631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M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48177__48516__50984_" style:display-name="백분율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앤어소시에이츠/이한새-IaaS기술팀/신우영</meta:initial-creator>
    <dc:creator>정인환</dc:creator>
    <meta:creation-date>2022-06-24T02:30:28Z</meta:creation-date>
    <dc:date>2022-07-26T06:38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07"/>
          </table:table-row>
          <table:table-row>
            <table:table-cell office:value-type="string">
              <text:p>SG</text:p>
            </table:table-cell>
            <table:table-cell office:value-type="float" office:value="57"/>
          </table:table-row>
          <table:table-row>
            <table:table-cell office:value-type="string">
              <text:p>EU</text:p>
            </table:table-cell>
            <table:table-cell office:value-type="float" office:value="48"/>
          </table:table-row>
          <table:table-row>
            <table:table-cell office:value-type="string">
              <text:p>CN</text:p>
            </table:table-cell>
            <table:table-cell office:value-type="float" office:value="43"/>
          </table:table-row>
          <table:table-row>
            <table:table-cell office:value-type="string">
              <text:p>NA</text:p>
            </table:table-cell>
            <table:table-cell office:value-type="float" office:value="41"/>
          </table:table-row>
          <table:table-row>
            <table:table-cell office:value-type="string">
              <text:p>RU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88.6251181102362pt" svg:width="790.865984251968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point chart:repeated="6"/>
          </chart:series>
          <chart:series chart:label-cell-address="local-table.$I$1" chart:values-cell-range-address="local-table.$I$2:.$I$7" chart:class="chart:bar" chart:attached-axis="primary-y" chart:style-name="G0S7">
            <chart:data-point chart:repeated="6"/>
          </chart:series>
          <chart:series chart:label-cell-address="local-table.$J$1" chart:values-cell-range-address="local-table.$J$2:.$J$7" chart:class="chart:bar" chart:attached-axis="primary-y" chart:style-name="G0S8">
            <chart:data-point chart:repeated="6"/>
          </chart:series>
          <chart:series chart:label-cell-address="local-table.$K$1" chart:values-cell-range-address="local-table.$K$2:.$K$7" chart:class="chart:bar" chart:attached-axis="primary-y" chart:style-name="G0S9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/>
              <table:table-cell office:value-type="string">
                <text:p>PRD - Maria</text:p>
              </table:table-cell>
              <table:table-cell office:value-type="string">
                <text:p>PRD - Mongo</text:p>
              </table:table-cell>
              <table:table-cell office:value-type="string">
                <text:p>PRD - PostgreSQL</text:p>
              </table:table-cell>
              <table:table-cell office:value-type="string">
                <text:p>PRD - Redis</text:p>
              </table:table-cell>
              <table:table-cell office:value-type="string">
                <text:p>PRD - Tibero</text:p>
              </table:table-cell>
              <table:table-cell office:value-type="string">
                <text:p>STG - Maria</text:p>
              </table:table-cell>
              <table:table-cell office:value-type="string">
                <text:p>STG - Mongo</text:p>
              </table:table-cell>
              <table:table-cell office:value-type="string">
                <text:p>STG - PostgreSQL</text:p>
              </table:table-cell>
              <table:table-cell office:value-type="string">
                <text:p>STG - Redis</text:p>
              </table:table-cell>
              <table:table-cell office:value-type="string">
                <text:p>STG - Tibero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0"/>
            <table:table-cell office:value-type="float" office:value="5"/>
            <table:table-cell office:value-type="float" office:value="10"/>
            <table:table-cell office:value-type="float" office:value="14"/>
            <table:table-cell office:value-type="float" office:value="14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8"/>
          </table:table-row>
          <table:table-row>
            <table:table-cell office:value-type="string">
              <text:p>EU</text:p>
            </table:table-cell>
            <table:table-cell office:value-type="float" office:value="0"/>
            <table:table-cell office:value-type="float" office:value="4"/>
            <table:table-cell office:value-type="float" office:value="19"/>
            <table:table-cell office:value-type="float" office:value="22"/>
            <table:table-cell office:value-type="float" office:value="3"/>
            <table:table-cell office:value-type="float" office:value="0"/>
            <table:table-cell office:value-type="float" office:value="5"/>
            <table:table-cell office:value-type="float" office:value="13"/>
            <table:table-cell office:value-type="float" office:value="12"/>
            <table:table-cell office:value-type="float" office:value="4"/>
          </table:table-row>
          <table:table-row>
            <table:table-cell office:value-type="string">
              <text:p>KR</text:p>
            </table:table-cell>
            <table:table-cell office:value-type="float" office:value="28"/>
            <table:table-cell office:value-type="float" office:value="82"/>
            <table:table-cell office:value-type="float" office:value="126"/>
            <table:table-cell office:value-type="float" office:value="145"/>
            <table:table-cell office:value-type="float" office:value="26"/>
            <table:table-cell office:value-type="float" office:value="36"/>
            <table:table-cell office:value-type="float" office:value="78"/>
            <table:table-cell office:value-type="float" office:value="63"/>
            <table:table-cell office:value-type="float" office:value="97"/>
            <table:table-cell office:value-type="float" office:value="17"/>
          </table:table-row>
          <table:table-row>
            <table:table-cell office:value-type="string">
              <text:p>NA</text:p>
            </table:table-cell>
            <table:table-cell office:value-type="float" office:value="0"/>
            <table:table-cell office:value-type="float" office:value="6"/>
            <table:table-cell office:value-type="float" office:value="7"/>
            <table:table-cell office:value-type="float" office:value="10"/>
            <table:table-cell office:value-type="float" office:value="18"/>
            <table:table-cell office:value-type="float" office:value="0"/>
            <table:table-cell office:value-type="float" office:value="1"/>
            <table:table-cell office:value-type="float" office:value="10"/>
            <table:table-cell office:value-type="float" office:value="4"/>
            <table:table-cell office:value-type="float" office:value="21"/>
          </table:table-row>
          <table:table-row>
            <table:table-cell office:value-type="string">
              <text:p>RU</text:p>
            </table:table-cell>
            <table:table-cell office:value-type="float" office:value="0"/>
            <table:table-cell office:value-type="float" office:value="1"/>
            <table:table-cell office:value-type="float" office:value="4"/>
            <table:table-cell office:value-type="float" office:value="3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6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0"/>
            <table:table-cell office:value-type="float" office:value="7"/>
            <table:table-cell office:value-type="float" office:value="24"/>
            <table:table-cell office:value-type="float" office:value="26"/>
            <table:table-cell office:value-type="float" office:value="0"/>
            <table:table-cell office:value-type="float" office:value="0"/>
            <table:table-cell office:value-type="float" office:value="4"/>
            <table:table-cell office:value-type="float" office:value="21"/>
            <table:table-cell office:value-type="float" office:value="25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요약_DBMS.$A$5:.$A$8"/>
          </chart:axis>
          <chart:axis chart:dimension="y"/>
          <chart:series chart:values-cell-range-address="요약_DBMS.$B$5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KR Maria</text:p>
            </table:table-cell>
            <table:table-cell office:value-type="float" office:value="28"/>
            <table:table-cell office:value-type="float" office:value="36"/>
          </table:table-row>
          <table:table-row>
            <table:table-cell office:value-type="string">
              <text:p>KR Mongo</text:p>
            </table:table-cell>
            <table:table-cell office:value-type="float" office:value="82"/>
            <table:table-cell office:value-type="float" office:value="78"/>
          </table:table-row>
          <table:table-row>
            <table:table-cell office:value-type="string">
              <text:p>KR PostgreSQL</text:p>
            </table:table-cell>
            <table:table-cell office:value-type="float" office:value="126"/>
            <table:table-cell office:value-type="float" office:value="63"/>
          </table:table-row>
          <table:table-row>
            <table:table-cell office:value-type="string">
              <text:p>KR Redis</text:p>
            </table:table-cell>
            <table:table-cell office:value-type="float" office:value="145"/>
            <table:table-cell office:value-type="float" office:value="97"/>
          </table:table-row>
          <table:table-row>
            <table:table-cell office:value-type="string">
              <text:p>KR Tibero</text:p>
            </table:table-cell>
            <table:table-cell office:value-type="float" office:value="26"/>
            <table:table-cell office:value-type="float" office:value="1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NA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NA Mongo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NA PostgreSQL</text:p>
            </table:table-cell>
            <table:table-cell office:value-type="float" office:value="7"/>
            <table:table-cell office:value-type="float" office:value="10"/>
          </table:table-row>
          <table:table-row>
            <table:table-cell office:value-type="string">
              <text:p>NA Redis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Tibero</text:p>
            </table:table-cell>
            <table:table-cell office:value-type="float" office:value="18"/>
            <table:table-cell office:value-type="float" office:value="2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1"/>
          </table:table-row>
          <table:table-row>
            <table:table-cell office:value-type="string">
              <text:p>STG</text:p>
            </table:table-cell>
            <table:table-cell office:value-type="float" office:value="36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E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EU Mongo</text:p>
            </table:table-cell>
            <table:table-cell office:value-type="float" office:value="4"/>
            <table:table-cell office:value-type="float" office:value="5"/>
          </table:table-row>
          <table:table-row>
            <table:table-cell office:value-type="string">
              <text:p>EU PostgreSQL</text:p>
            </table:table-cell>
            <table:table-cell office:value-type="float" office:value="19"/>
            <table:table-cell office:value-type="float" office:value="13"/>
          </table:table-row>
          <table:table-row>
            <table:table-cell office:value-type="string">
              <text:p>EU Redis</text:p>
            </table:table-cell>
            <table:table-cell office:value-type="float" office:value="22"/>
            <table:table-cell office:value-type="float" office:value="12"/>
          </table:table-row>
          <table:table-row>
            <table:table-cell office:value-type="string">
              <text:p>EU Tibero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8"/>
          </table:table-row>
          <table:table-row>
            <table:table-cell office:value-type="string">
              <text:p>STG</text:p>
            </table:table-cell>
            <table:table-cell office:value-type="float" office:value="34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CN Mongo</text:p>
            </table:table-cell>
            <table:table-cell office:value-type="float" office:value="5"/>
            <table:table-cell office:value-type="float" office:value="1"/>
          </table:table-row>
          <table:table-row>
            <table:table-cell office:value-type="string">
              <text:p>CN PostgreSQL</text:p>
            </table:table-cell>
            <table:table-cell office:value-type="float" office:value="10"/>
            <table:table-cell office:value-type="float" office:value="6"/>
          </table:table-row>
          <table:table-row>
            <table:table-cell office:value-type="string">
              <text:p>CN Redis</text:p>
            </table:table-cell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CN Tibero</text:p>
            </table:table-cell>
            <table:table-cell office:value-type="float" office:value="14"/>
            <table:table-cell office:value-type="float" office:value="8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3"/>
          </table:table-row>
          <table:table-row>
            <table:table-cell office:value-type="string">
              <text:p>STG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407"/>
          </table:table-row>
          <table:table-row>
            <table:table-cell office:value-type="string">
              <text:p>STG</text:p>
            </table:table-cell>
            <table:table-cell office:value-type="float" office:value="29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RU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RU Mongo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RU PostgreSQL</text:p>
            </table:table-cell>
            <table:table-cell office:value-type="float" office:value="4"/>
            <table:table-cell office:value-type="float" office:value="6"/>
          </table:table-row>
          <table:table-row>
            <table:table-cell office:value-type="string">
              <text:p>RU Redis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RU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5.1182677165354pt" svg:width="453.543070866141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SG Maria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G Mongo</text:p>
            </table:table-cell>
            <table:table-cell office:value-type="float" office:value="7"/>
            <table:table-cell office:value-type="float" office:value="4"/>
          </table:table-row>
          <table:table-row>
            <table:table-cell office:value-type="string">
              <text:p>SG PostgreSQL</text:p>
            </table:table-cell>
            <table:table-cell office:value-type="float" office:value="24"/>
            <table:table-cell office:value-type="float" office:value="21"/>
          </table:table-row>
          <table:table-row>
            <table:table-cell office:value-type="string">
              <text:p>SG Redis</text:p>
            </table:table-cell>
            <table:table-cell office:value-type="float" office:value="26"/>
            <table:table-cell office:value-type="float" office:value="25"/>
          </table:table-row>
          <table:table-row>
            <table:table-cell office:value-type="string">
              <text:p>SG Tibero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5.1182677165354pt" svg:width="453.543070866141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7"/>
          </table:table-row>
          <table:table-row>
            <table:table-cell office:value-type="string">
              <text:p>STG</text:p>
            </table:table-cell>
            <table:table-cell office:value-type="float" office:value="50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220"/>
          </table:table-row>
          <table:table-row>
            <table:table-cell office:value-type="string">
              <text:p>PostgreSQL</text:p>
            </table:table-cell>
            <table:table-cell office:value-type="float" office:value="190"/>
          </table:table-row>
          <table:table-row>
            <table:table-cell office:value-type="string">
              <text:p>Mongo</text:p>
            </table:table-cell>
            <table:table-cell office:value-type="float" office:value="105"/>
          </table:table-row>
          <table:table-row>
            <table:table-cell office:value-type="string">
              <text:p>Tibero</text:p>
            </table:table-cell>
            <table:table-cell office:value-type="float" office:value="61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edis</text:p>
            </table:table-cell>
            <table:table-cell office:value-type="float" office:value="145"/>
          </table:table-row>
          <table:table-row>
            <table:table-cell office:value-type="string">
              <text:p>PostgreSQL</text:p>
            </table:table-cell>
            <table:table-cell office:value-type="float" office:value="126"/>
          </table:table-row>
          <table:table-row>
            <table:table-cell office:value-type="string">
              <text:p>Mongo</text:p>
            </table:table-cell>
            <table:table-cell office:value-type="float" office:value="82"/>
          </table:table-row>
          <table:table-row>
            <table:table-cell office:value-type="string">
              <text:p>Maria</text:p>
            </table:table-cell>
            <table:table-cell office:value-type="float" office:value="28"/>
          </table:table-row>
          <table:table-row>
            <table:table-cell office:value-type="string">
              <text:p>Tibero</text:p>
            </table:table-cell>
            <table:table-cell office:value-type="float" office:value="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T000">
      <style:graphic-properties draw:fill="none" draw:stroke="dash" draw:stroke-dash="a0" svg:stroke-width="0.02083in" svg:stroke-color="#5b9bd5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9.6253543307087pt" svg:width="332.6248031496062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85"/>
          </table:table-row>
          <table:table-row>
            <table:table-cell office:value-type="string">
              <text:p>2월</text:p>
            </table:table-cell>
            <table:table-cell office:value-type="float" office:value="843"/>
          </table:table-row>
          <table:table-row>
            <table:table-cell office:value-type="string">
              <text:p>3월</text:p>
            </table:table-cell>
            <table:table-cell office:value-type="float" office:value="894"/>
          </table:table-row>
          <table:table-row>
            <table:table-cell office:value-type="string">
              <text:p>4월</text:p>
            </table:table-cell>
            <table:table-cell office:value-type="float" office:value="926"/>
          </table:table-row>
          <table:table-row>
            <table:table-cell office:value-type="string">
              <text:p>5월</text:p>
            </table:table-cell>
            <table:table-cell office:value-type="float" office:value="996"/>
          </table:table-row>
          <table:table-row>
            <table:table-cell office:value-type="string">
              <text:p>6월</text:p>
            </table:table-cell>
            <table:table-cell office:value-type="float" office:value="103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0" draw:style="rect" draw:dots1="1" draw:dots1-length="0.02083in" draw:distance="0.02083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04"/>
            <table:table-cell office:value-type="float" office:value="381"/>
          </table:table-row>
          <table:table-row>
            <table:table-cell office:value-type="string">
              <text:p>2월</text:p>
            </table:table-cell>
            <table:table-cell office:value-type="float" office:value="484"/>
            <table:table-cell office:value-type="float" office:value="359"/>
          </table:table-row>
          <table:table-row>
            <table:table-cell office:value-type="string">
              <text:p>3월</text:p>
            </table:table-cell>
            <table:table-cell office:value-type="float" office:value="509"/>
            <table:table-cell office:value-type="float" office:value="385"/>
          </table:table-row>
          <table:table-row>
            <table:table-cell office:value-type="string">
              <text:p>4월</text:p>
            </table:table-cell>
            <table:table-cell office:value-type="float" office:value="537"/>
            <table:table-cell office:value-type="float" office:value="389"/>
          </table:table-row>
          <table:table-row>
            <table:table-cell office:value-type="string">
              <text:p>5월</text:p>
            </table:table-cell>
            <table:table-cell office:value-type="float" office:value="592"/>
            <table:table-cell office:value-type="float" office:value="404"/>
          </table:table-row>
          <table:table-row>
            <table:table-cell office:value-type="string">
              <text:p>6월</text:p>
            </table:table-cell>
            <table:table-cell office:value-type="float" office:value="604"/>
            <table:table-cell office:value-type="float" office:value="43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6.0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98"/>
          </table:table-row>
          <table:table-row>
            <table:table-cell office:value-type="string">
              <text:p>2월</text:p>
            </table:table-cell>
            <table:table-cell office:value-type="float" office:value="636"/>
          </table:table-row>
          <table:table-row>
            <table:table-cell office:value-type="string">
              <text:p>3월</text:p>
            </table:table-cell>
            <table:table-cell office:value-type="float" office:value="657"/>
          </table:table-row>
          <table:table-row>
            <table:table-cell office:value-type="string">
              <text:p>4월</text:p>
            </table:table-cell>
            <table:table-cell office:value-type="float" office:value="669"/>
          </table:table-row>
          <table:table-row>
            <table:table-cell office:value-type="string">
              <text:p>5월</text:p>
            </table:table-cell>
            <table:table-cell office:value-type="float" office:value="737"/>
          </table:table-row>
          <table:table-row>
            <table:table-cell office:value-type="string">
              <text:p>6월</text:p>
            </table:table-cell>
            <table:table-cell office:value-type="float" office:value="77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Maria</text:p>
              </table:table-cell>
              <table:table-cell office:value-type="string">
                <text:p>Mongo</text:p>
              </table:table-cell>
              <table:table-cell office:value-type="string">
                <text:p>PostgreSQL</text:p>
              </table:table-cell>
              <table:table-cell office:value-type="string">
                <text:p>Redis</text:p>
              </table:table-cell>
              <table:table-cell office:value-type="string">
                <text:p>Tibero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5"/>
            <table:table-cell office:value-type="float" office:value="181"/>
            <table:table-cell office:value-type="float" office:value="195"/>
            <table:table-cell office:value-type="float" office:value="180"/>
            <table:table-cell office:value-type="float" office:value="57"/>
          </table:table-row>
          <table:table-row>
            <table:table-cell office:value-type="string">
              <text:p>2월</text:p>
            </table:table-cell>
            <table:table-cell office:value-type="float" office:value="80"/>
            <table:table-cell office:value-type="float" office:value="151"/>
            <table:table-cell office:value-type="float" office:value="191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3월</text:p>
            </table:table-cell>
            <table:table-cell office:value-type="float" office:value="80"/>
            <table:table-cell office:value-type="float" office:value="169"/>
            <table:table-cell office:value-type="float" office:value="194"/>
            <table:table-cell office:value-type="float" office:value="160"/>
            <table:table-cell office:value-type="float" office:value="54"/>
          </table:table-row>
          <table:table-row>
            <table:table-cell office:value-type="string">
              <text:p>4월</text:p>
            </table:table-cell>
            <table:table-cell office:value-type="float" office:value="76"/>
            <table:table-cell office:value-type="float" office:value="166"/>
            <table:table-cell office:value-type="float" office:value="207"/>
            <table:table-cell office:value-type="float" office:value="166"/>
            <table:table-cell office:value-type="float" office:value="54"/>
          </table:table-row>
          <table:table-row>
            <table:table-cell office:value-type="string">
              <text:p>5월</text:p>
            </table:table-cell>
            <table:table-cell office:value-type="float" office:value="76"/>
            <table:table-cell office:value-type="float" office:value="163"/>
            <table:table-cell office:value-type="float" office:value="203"/>
            <table:table-cell office:value-type="float" office:value="239"/>
            <table:table-cell office:value-type="float" office:value="56"/>
          </table:table-row>
          <table:table-row>
            <table:table-cell office:value-type="string">
              <text:p>6월</text:p>
            </table:table-cell>
            <table:table-cell office:value-type="float" office:value="79"/>
            <table:table-cell office:value-type="float" office:value="175"/>
            <table:table-cell office:value-type="float" office:value="214"/>
            <table:table-cell office:value-type="float" office:value="254"/>
            <table:table-cell office:value-type="float" office:value="5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2.5986614173228pt" svg:width="487.55874015748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43"/>
            <table:table-cell office:value-type="float" office:value="15"/>
          </table:table-row>
          <table:table-row>
            <table:table-cell office:value-type="string">
              <text:p>EU</text:p>
            </table:table-cell>
            <table:table-cell office:value-type="float" office:value="48"/>
            <table:table-cell office:value-type="float" office:value="34"/>
          </table:table-row>
          <table:table-row>
            <table:table-cell office:value-type="string">
              <text:p>KR</text:p>
            </table:table-cell>
            <table:table-cell office:value-type="float" office:value="407"/>
            <table:table-cell office:value-type="float" office:value="291"/>
          </table:table-row>
          <table:table-row>
            <table:table-cell office:value-type="string">
              <text:p>NA</text:p>
            </table:table-cell>
            <table:table-cell office:value-type="float" office:value="41"/>
            <table:table-cell office:value-type="float" office:value="36"/>
          </table:table-row>
          <table:table-row>
            <table:table-cell office:value-type="string">
              <text:p>RU</text:p>
            </table:table-cell>
            <table:table-cell office:value-type="float" office:value="8"/>
            <table:table-cell office:value-type="float" office:value="7"/>
          </table:table-row>
          <table:table-row>
            <table:table-cell office:value-type="string">
              <text:p>SG</text:p>
            </table:table-cell>
            <table:table-cell office:value-type="float" office:value="57"/>
            <table:table-cell office:value-type="float" office:value="5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